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fo:font-weight="bold" style:font-weight-asian="bold" fo:color="#333333" fo:font-size="18pt" style:font-size-asian="18pt" style:font-size-complex="18pt"/>
    </style:style>
    <style:style style:name="P2" style:parent-style-name="Normal" style:family="paragraph">
      <style:paragraph-properties fo:margin-bottom="0in" fo:line-height="100%"/>
      <style:text-properties fo:font-weight="bold" style:font-weight-asian="bold" fo:color="#333333" fo:font-size="14pt" style:font-size-asian="14pt" style:font-size-complex="14pt"/>
    </style:style>
    <style:style style:name="P3" style:parent-style-name="Normal" style:family="paragraph">
      <style:paragraph-properties fo:border-top="none" fo:border-left="none" fo:border-bottom="0.0208in solid #000000" fo:border-right="none" fo:padding-top="0in" fo:padding-left="0in" fo:padding-bottom="0.0138in" fo:padding-right="0in" style:shadow="none" fo:text-align="center" fo:margin-bottom="0in" fo:line-height="100%"/>
      <style:text-properties fo:font-weight="bold" style:font-weight-asian="bold" fo:color="#333333" fo:font-size="14pt" style:font-size-asian="14pt" style:font-size-complex="14pt"/>
    </style:style>
    <style:style style:name="P4" style:parent-style-name="Normal" style:family="paragraph">
      <style:paragraph-properties fo:border-top="none" fo:border-left="none" fo:border-bottom="0.0208in solid #000000" fo:border-right="none" fo:padding-top="0in" fo:padding-left="0in" fo:padding-bottom="0.0138in" fo:padding-right="0in" style:shadow="none" fo:text-align="center" fo:margin-bottom="0in" fo:line-height="100%"/>
      <style:text-properties fo:font-style="italic" style:font-style-asian="italic" fo:color="#333333"/>
    </style:style>
    <style:style style:name="P5" style:parent-style-name="Normal" style:family="paragraph">
      <style:paragraph-properties fo:border-top="none" fo:border-left="none" fo:border-bottom="0.0208in solid #000000" fo:border-right="none" fo:padding-top="0in" fo:padding-left="0in" fo:padding-bottom="0.0138in" fo:padding-right="0in" style:shadow="none" fo:text-align="center" fo:margin-bottom="0in" fo:line-height="100%"/>
      <style:text-properties fo:font-weight="bold" style:font-weight-asian="bold" fo:color="#333333" fo:font-size="14pt" style:font-size-asian="14pt" style:font-size-complex="14pt"/>
    </style:style>
    <style:style style:name="P6" style:parent-style-name="Normal" style:family="paragraph">
      <style:text-properties fo:color="#333333"/>
    </style:style>
    <style:style style:name="TableColumn8" style:family="table-column">
      <style:table-column-properties style:column-width="1.5715in" style:use-optimal-column-width="false"/>
    </style:style>
    <style:style style:name="TableColumn9" style:family="table-column">
      <style:table-column-properties style:column-width="4.6888in" style:use-optimal-column-width="false"/>
    </style:style>
    <style:style style:name="Table7" style:family="table">
      <style:table-properties style:width="6.2604in" fo:margin-left="0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text-properties fo:font-weight="bold" style:font-weight-asian="bold" fo:color="#333333"/>
    </style:style>
    <style:style style:name="P13" style:parent-style-name="Normal" style:family="paragraph">
      <style:text-properties fo:font-weight="bold" style:font-weight-asian="bold" fo:color="#333333"/>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fo:font-style="italic" style:font-style-asian="italic" fo:color="#333333"/>
    </style:style>
    <style:style style:name="T16" style:parent-style-name="DefaultParagraphFont" style:family="text">
      <style:text-properties fo:font-style="italic" style:font-style-asian="italic" fo:color="#333333"/>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font-weight="bold" style:font-weight-asian="bold" fo:color="#333333"/>
    </style:style>
    <style:style style:name="P20" style:parent-style-name="Normal" style:family="paragraph">
      <style:text-properties fo:font-weight="bold" style:font-weight-asian="bold" fo:color="#333333"/>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font-style="italic" style:font-style-asian="italic" fo:color="#333333"/>
    </style:style>
    <style:style style:name="P23" style:parent-style-name="Normal" style:family="paragraph">
      <style:text-properties fo:color="#333333"/>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fo:font-weight="bold" style:font-weight-asian="bold" fo:color="#333333"/>
    </style:style>
    <style:style style:name="P27" style:parent-style-name="Normal" style:family="paragraph">
      <style:text-properties fo:font-weight="bold" style:font-weight-asian="bold" fo:color="#333333"/>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fo:font-style="italic" style:font-style-asian="italic" fo:color="#333333"/>
    </style:style>
    <style:style style:name="T30" style:parent-style-name="DefaultParagraphFont" style:family="text">
      <style:text-properties fo:font-style="italic" style:font-style-asian="italic" fo:color="#333333"/>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fo:font-weight="bold" style:font-weight-asian="bold" fo:color="#333333"/>
    </style:style>
    <style:style style:name="P34" style:parent-style-name="Normal" style:family="paragraph">
      <style:text-properties fo:font-weight="bold" style:font-weight-asian="bold" fo:color="#333333"/>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text-properties fo:color="#333333"/>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font-weight="bold" style:font-weight-asian="bold" fo:color="#333333"/>
    </style:style>
    <style:style style:name="P40" style:parent-style-name="Normal" style:family="paragraph">
      <style:text-properties fo:font-weight="bold" style:font-weight-asian="bold" fo:color="#333333"/>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color="#333333"/>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fo:font-weight="bold" style:font-weight-asian="bold" fo:color="#333333"/>
    </style:style>
    <style:style style:name="P46" style:parent-style-name="Normal" style:family="paragraph">
      <style:text-properties fo:font-weight="bold" style:font-weight-asian="bold" fo:color="#333333"/>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font-style="italic" style:font-style-asian="italic" fo:color="#333333"/>
    </style:style>
    <style:style style:name="P49" style:parent-style-name="Normal" style:family="paragraph">
      <style:text-properties fo:color="#333333"/>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fo:font-weight="bold" style:font-weight-asian="bold" fo:color="#333333"/>
    </style:style>
    <style:style style:name="P53" style:parent-style-name="Normal" style:family="paragraph">
      <style:text-properties fo:font-weight="bold" style:font-weight-asian="bold" fo:color="#333333"/>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fo:color="#333333"/>
    </style:style>
    <style:style style:name="P56" style:parent-style-name="Normal" style:family="paragraph">
      <style:text-properties fo:color="#333333"/>
    </style:style>
    <style:style style:name="P57" style:parent-style-name="Normal" style:family="paragraph">
      <style:paragraph-properties fo:border-top="none" fo:border-left="none" fo:border-bottom="0.0208in solid #000000" fo:border-right="none" fo:padding-top="0in" fo:padding-left="0in" fo:padding-bottom="0.4305in" fo:padding-right="0in" style:shadow="none" fo:margin-bottom="0in" fo:line-height="100%"/>
      <style:text-properties fo:font-weight="bold" style:font-weight-asian="bold" fo:color="#333333" fo:font-size="10pt" style:font-size-asian="10pt" style:font-size-complex="10pt"/>
    </style:style>
    <style:style style:name="P58" style:parent-style-name="Normal" style:family="paragraph">
      <style:paragraph-properties fo:border-top="none" fo:border-left="none" fo:border-bottom="0.0208in solid #000000" fo:border-right="none" fo:padding-top="0in" fo:padding-left="0in" fo:padding-bottom="0.4305in" fo:padding-right="0in" style:shadow="none" fo:margin-bottom="0in" fo:line-height="100%"/>
      <style:text-properties fo:font-weight="bold" style:font-weight-asian="bold" fo:color="#333333" fo:font-size="10pt" style:font-size-asian="10pt" style:font-size-complex="10pt"/>
    </style:style>
    <style:style style:name="P59" style:parent-style-name="Normal" style:family="paragraph">
      <style:paragraph-properties fo:margin-bottom="0in" fo:line-height="100%"/>
      <style:text-properties fo:font-weight="bold" style:font-weight-asian="bold" fo:color="#333333" fo:font-size="10pt" style:font-size-asian="10pt" style:font-size-complex="10pt"/>
    </style:style>
    <style:style style:name="P60" style:parent-style-name="Normal" style:family="paragraph">
      <style:paragraph-properties fo:margin-bottom="0in" fo:line-height="100%"/>
      <style:text-properties fo:font-weight="bold" style:font-weight-asian="bold" fo:color="#333333" fo:font-size="10pt" style:font-size-asian="10pt" style:font-size-complex="10pt"/>
    </style:style>
    <style:style style:name="P61" style:parent-style-name="Normal" style:family="paragraph">
      <style:paragraph-properties fo:margin-bottom="0in" fo:line-height="100%"/>
      <style:text-properties fo:color="#333333" fo:font-size="10pt" style:font-size-asian="10pt" style:font-size-complex="10pt"/>
    </style:style>
    <style:style style:name="TableColumn63" style:family="table-column">
      <style:table-column-properties style:column-width="6.2604in" style:use-optimal-column-width="false"/>
    </style:style>
    <style:style style:name="Table62" style:family="table">
      <style:table-properties style:width="6.2604in" fo:margin-left="0in" table:align="left"/>
    </style:style>
    <style:style style:name="TableRow64" style:family="table-row">
      <style:table-row-properties style:min-row-height="0.7715in"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color="#333333"/>
    </style:style>
    <style:style style:name="P67" style:parent-style-name="Normal" style:family="paragraph">
      <style:text-properties fo:color="#333333" fo:font-size="10pt" style:font-size-asian="10pt" style:font-size-complex="10pt"/>
    </style:style>
    <style:style style:name="P68" style:parent-style-name="Normal" style:family="paragraph">
      <style:paragraph-properties fo:margin-bottom="0in" fo:line-height="100%"/>
      <style:text-properties fo:color="#333333" fo:font-size="10pt" style:font-size-asian="10pt" style:font-size-complex="10pt"/>
    </style:style>
    <style:style style:name="P69" style:parent-style-name="Normal" style:family="paragraph">
      <style:paragraph-properties fo:margin-bottom="0in" fo:line-height="100%"/>
      <style:text-properties fo:color="#333333" fo:font-size="10pt" style:font-size-asian="10pt" style:font-size-complex="10pt"/>
    </style:style>
    <style:style style:name="P70"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text-underline-type="double" style:text-underline-style="solid" style:text-underline-width="auto" style:text-underline-mode="continuous"/>
    </style:style>
    <style:style style:name="P71" style:parent-style-name="Normal" style:family="paragraph">
      <style:paragraph-properties fo:text-align="justify"/>
      <style:text-properties style:font-name="Times New Roman" style:font-name-complex="Times New Roman"/>
    </style:style>
    <style:style style:name="P72" style:parent-style-name="Normal" style:family="paragraph">
      <style:paragraph-properties fo:text-align="justify"/>
      <style:text-properties style:font-name="Times New Roman" style:font-name-complex="Times New Roman"/>
    </style:style>
    <style:style style:name="P73" style:parent-style-name="Normal" style:family="paragraph">
      <style:paragraph-properties fo:text-align="justify"/>
      <style:text-properties style:font-name="Times New Roman" style:font-name-complex="Times New Roman"/>
    </style:style>
    <style:style style:name="P74" style:parent-style-name="Normal" style:family="paragraph">
      <style:paragraph-properties fo:text-align="justify"/>
      <style:text-properties style:font-name="Times New Roman" style:font-name-complex="Times New Roman"/>
    </style:style>
    <style:style style:name="P75" style:parent-style-name="Normal" style:family="paragraph">
      <style:paragraph-properties fo:text-align="justify"/>
      <style:text-properties style:font-name="Times New Roman" style:font-name-complex="Times New Roman"/>
    </style:style>
    <style:style style:name="P76" style:parent-style-name="Normal" style:family="paragraph">
      <style:paragraph-properties fo:text-align="justify"/>
      <style:text-properties style:font-name="Times New Roman" style:font-name-complex="Times New Roman"/>
    </style:style>
    <style:style style:name="P77" style:parent-style-name="Normal" style:family="paragraph">
      <style:paragraph-properties fo:text-align="justify"/>
      <style:text-properties style:font-name="Times New Roman" style:font-name-complex="Times New Roman"/>
    </style:style>
    <style:style style:name="P78"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text-underline-type="double" style:text-underline-style="solid" style:text-underline-width="auto" style:text-underline-mode="continuous"/>
    </style:style>
    <style:style style:name="P79" style:parent-style-name="Normal" style:family="paragraph">
      <style:paragraph-properties fo:text-align="justify" fo:margin-bottom="0in"/>
      <style:text-properties style:font-name="Times New Roman" style:font-name-complex="Times New Roman"/>
    </style:style>
    <style:style style:name="P80" style:parent-style-name="Normal" style:family="paragraph">
      <style:paragraph-properties fo:text-align="justify" fo:margin-bottom="0in"/>
      <style:text-properties style:font-name="Times New Roman" style:font-name-complex="Times New Roman" fo:font-weight="bold" style:font-weight-asian="bold" style:font-weight-complex="bold"/>
    </style:style>
    <style:style style:name="P81" style:parent-style-name="Normal" style:family="paragraph">
      <style:paragraph-properties fo:text-align="justify" fo:margin-bottom="0in"/>
      <style:text-properties style:font-name="Times New Roman" style:font-name-complex="Times New Roman" fo:font-weight="bold" style:font-weight-asian="bold" style:font-weight-complex="bold"/>
    </style:style>
    <style:style style:name="P82" style:parent-style-name="Normal" style:family="paragraph">
      <style:paragraph-properties fo:text-align="justify" fo:margin-bottom="0in"/>
      <style:text-properties style:font-name="Times New Roman" style:font-name-complex="Times New Roman"/>
    </style:style>
    <style:style style:name="P83" style:parent-style-name="Normal" style:family="paragraph">
      <style:paragraph-properties fo:text-align="justify" fo:margin-bottom="0in"/>
      <style:text-properties style:font-name="Times New Roman" style:font-name-complex="Times New Roman"/>
    </style:style>
    <style:style style:name="P84" style:parent-style-name="Normal" style:family="paragraph">
      <style:paragraph-properties fo:text-align="justify" fo:margin-bottom="0i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fo:font-weight="bold" style:font-weight-asian="bold" style:font-weight-complex="bold"/>
    </style:style>
    <style:style style:name="T87" style:parent-style-name="DefaultParagraphFont" style:family="text">
      <style:text-properties style:font-name="Times New Roman" style:font-name-complex="Times New Roman"/>
    </style:style>
    <style:style style:name="P88" style:parent-style-name="Normal" style:family="paragraph">
      <style:paragraph-properties fo:text-align="justify" fo:margin-bottom="0in"/>
      <style:text-properties style:font-name="Times New Roman" style:font-name-complex="Times New Roman"/>
    </style:style>
    <style:style style:name="P89" style:parent-style-name="Normal" style:family="paragraph">
      <style:paragraph-properties fo:text-align="justify" fo:margin-bottom="0i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weight="bold" style:font-weight-asian="bold" style:font-weight-complex="bold"/>
    </style:style>
    <style:style style:name="T92" style:parent-style-name="DefaultParagraphFont" style:family="text">
      <style:text-properties style:font-name="Times New Roman" style:font-name-complex="Times New Roman"/>
    </style:style>
    <style:style style:name="P93" style:parent-style-name="Normal" style:family="paragraph">
      <style:paragraph-properties fo:text-align="justify" fo:margin-bottom="0in"/>
      <style:text-properties style:font-name="Times New Roman" style:font-name-complex="Times New Roman"/>
    </style:style>
    <style:style style:name="P94" style:parent-style-name="Normal" style:family="paragraph">
      <style:paragraph-properties fo:text-align="justify" fo:margin-bottom="0i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fo:font-weight="bold" style:font-weight-asian="bold" style:font-weight-complex="bold"/>
    </style:style>
    <style:style style:name="T97" style:parent-style-name="DefaultParagraphFont" style:family="text">
      <style:text-properties style:font-name="Times New Roman" style:font-name-complex="Times New Roman"/>
    </style:style>
    <style:style style:name="P98" style:parent-style-name="Normal" style:family="paragraph">
      <style:paragraph-properties fo:text-align="justify" fo:margin-bottom="0in"/>
      <style:text-properties style:font-name="Times New Roman" style:font-name-complex="Times New Roman"/>
    </style:style>
    <style:style style:name="P99" style:parent-style-name="Normal" style:family="paragraph">
      <style:paragraph-properties fo:text-align="justify" fo:margin-bottom="0i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fo:font-weight="bold" style:font-weight-asian="bold" style:font-weight-complex="bold"/>
    </style:style>
    <style:style style:name="T102" style:parent-style-name="DefaultParagraphFont" style:family="text">
      <style:text-properties style:font-name="Times New Roman" style:font-name-complex="Times New Roman"/>
    </style:style>
    <style:style style:name="P103" style:parent-style-name="Normal" style:family="paragraph">
      <style:paragraph-properties fo:text-align="justify" fo:margin-bottom="0in"/>
      <style:text-properties style:font-name="Times New Roman" style:font-name-complex="Times New Roman"/>
    </style:style>
    <style:style style:name="P104" style:parent-style-name="Normal" style:family="paragraph">
      <style:paragraph-properties fo:text-align="justify" fo:margin-bottom="0in"/>
      <style:text-properties style:font-name="Times New Roman" style:font-name-complex="Times New Roman" fo:font-weight="bold" style:font-weight-asian="bold" style:font-weight-complex="bold"/>
    </style:style>
    <style:style style:name="P105" style:parent-style-name="Normal" style:family="paragraph">
      <style:paragraph-properties fo:text-align="justify" fo:margin-bottom="0in"/>
      <style:text-properties style:font-name="Times New Roman" style:font-name-complex="Times New Roman"/>
    </style:style>
    <style:style style:name="P106" style:parent-style-name="Normal" style:family="paragraph">
      <style:paragraph-properties fo:text-align="justify" fo:margin-bottom="0in"/>
      <style:text-properties style:font-name="Times New Roman" style:font-name-complex="Times New Roman"/>
    </style:style>
    <style:style style:name="P107" style:parent-style-name="Normal" style:family="paragraph">
      <style:paragraph-properties fo:text-align="justify" fo:margin-bottom="0in"/>
      <style:text-properties style:font-name="Times New Roman" style:font-name-complex="Times New Roman"/>
    </style:style>
    <style:style style:name="P108" style:parent-style-name="Normal" style:family="paragraph">
      <style:paragraph-properties fo:text-align="justify" fo:margin-bottom="0in"/>
      <style:text-properties style:font-name="Times New Roman" style:font-name-complex="Times New Roman"/>
    </style:style>
    <style:style style:name="P109" style:parent-style-name="Normal" style:family="paragraph">
      <style:paragraph-properties fo:text-align="justify" fo:margin-bottom="0in"/>
      <style:text-properties style:font-name="Times New Roman" style:font-name-complex="Times New Roman"/>
    </style:style>
    <style:style style:name="P110" style:parent-style-name="Normal" style:family="paragraph">
      <style:paragraph-properties fo:text-align="justify" fo:margin-bottom="0in"/>
      <style:text-properties style:font-name="Times New Roman" style:font-name-complex="Times New Roman"/>
    </style:style>
    <style:style style:name="P111" style:parent-style-name="Normal" style:family="paragraph">
      <style:paragraph-properties fo:text-align="justify" fo:margin-bottom="0in"/>
      <style:text-properties style:font-name="Times New Roman" style:font-name-complex="Times New Roman"/>
    </style:style>
    <style:style style:name="P112" style:parent-style-name="Normal" style:family="paragraph">
      <style:paragraph-properties fo:text-align="justify" fo:margin-bottom="0in"/>
      <style:text-properties style:font-name="Times New Roman" style:font-name-complex="Times New Roman"/>
    </style:style>
    <style:style style:name="P113" style:parent-style-name="Normal" style:family="paragraph">
      <style:paragraph-properties fo:text-align="justify" fo:margin-bottom="0in"/>
      <style:text-properties style:font-name="Times New Roman" style:font-name-complex="Times New Roman" fo:font-weight="bold" style:font-weight-asian="bold" style:font-weight-complex="bold"/>
    </style:style>
    <style:style style:name="P114" style:parent-style-name="Normal" style:family="paragraph">
      <style:paragraph-properties fo:text-align="justify" fo:margin-bottom="0in"/>
      <style:text-properties style:font-name="Times New Roman" style:font-name-complex="Times New Roman"/>
    </style:style>
    <style:style style:name="P115" style:parent-style-name="Normal" style:family="paragraph">
      <style:paragraph-properties fo:text-align="justify" fo:margin-bottom="0in"/>
      <style:text-properties style:font-name="Times New Roman" style:font-name-complex="Times New Roman"/>
    </style:style>
    <style:style style:name="P116" style:parent-style-name="Normal" style:family="paragraph">
      <style:paragraph-properties fo:text-align="justify" fo:margin-bottom="0in"/>
      <style:text-properties style:font-name="Times New Roman" style:font-name-complex="Times New Roman"/>
    </style:style>
    <style:style style:name="P117" style:parent-style-name="Normal" style:family="paragraph">
      <style:paragraph-properties fo:text-align="justify" fo:margin-bottom="0in"/>
      <style:text-properties style:font-name="Times New Roman" style:font-name-complex="Times New Roman"/>
    </style:style>
    <style:style style:name="P118" style:parent-style-name="Normal" style:family="paragraph">
      <style:paragraph-properties fo:text-align="justify"/>
      <style:text-properties style:font-name="Times New Roman" style:font-name-complex="Times New Roman"/>
    </style:style>
    <style:style style:name="P119" style:parent-style-name="Normal" style:family="paragraph">
      <style:paragraph-properties fo:text-align="justify"/>
      <style:text-properties style:font-name="Times New Roman" style:font-name-complex="Times New Roman"/>
    </style:style>
    <style:style style:name="P120"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21" style:parent-style-name="Normal" style:family="paragraph">
      <style:paragraph-properties fo:text-align="justify"/>
      <style:text-properties style:font-name="Times New Roman" style:font-name-complex="Times New Roman"/>
    </style:style>
    <style:style style:name="P122"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23" style:parent-style-name="Normal" style:family="paragraph">
      <style:paragraph-properties fo:text-align="justify"/>
      <style:text-properties style:font-name="Times New Roman" style:font-name-complex="Times New Roman"/>
    </style:style>
    <style:style style:name="P124"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25" style:parent-style-name="Normal" style:family="paragraph">
      <style:paragraph-properties fo:text-align="justify"/>
      <style:text-properties style:font-name="Times New Roman" style:font-name-complex="Times New Roman"/>
    </style:style>
    <style:style style:name="P126" style:parent-style-name="Normal" style:family="paragraph">
      <style:paragraph-properties fo:text-align="justify"/>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fo:font-weight="bold" style:font-weight-asian="bold" style:font-weight-complex="bold"/>
    </style:style>
    <style:style style:name="T129" style:parent-style-name="DefaultParagraphFont" style:family="text">
      <style:text-properties style:font-name="Times New Roman" style:font-name-complex="Times New Roman"/>
    </style:style>
    <style:style style:name="P130" style:parent-style-name="Normal" style:family="paragraph">
      <style:paragraph-properties fo:text-align="justify"/>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font-weight="bold" style:font-weight-asian="bold" style:font-weight-complex="bold"/>
    </style:style>
    <style:style style:name="T133" style:parent-style-name="DefaultParagraphFont" style:family="text">
      <style:text-properties style:font-name="Times New Roman" style:font-name-complex="Times New Roman"/>
    </style:style>
    <style:style style:name="P134" style:parent-style-name="Normal" style:family="paragraph">
      <style:paragraph-properties fo:text-align="justify"/>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fo:font-weight="bold" style:font-weight-asian="bold" style:font-weight-complex="bold"/>
    </style:style>
    <style:style style:name="T137" style:parent-style-name="DefaultParagraphFont" style:family="text">
      <style:text-properties style:font-name="Times New Roman" style:font-name-complex="Times New Roman"/>
    </style:style>
    <style:style style:name="P138" style:parent-style-name="Normal" style:family="paragraph">
      <style:paragraph-properties fo:text-align="justify"/>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fo:font-weight="bold" style:font-weight-asian="bold" style:font-weight-complex="bold"/>
    </style:style>
    <style:style style:name="T141" style:parent-style-name="DefaultParagraphFont" style:family="text">
      <style:text-properties style:font-name="Times New Roman" style:font-name-complex="Times New Roman"/>
    </style:style>
    <style:style style:name="P142" style:parent-style-name="Normal" style:family="paragraph">
      <style:paragraph-properties fo:text-align="justify"/>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fo:font-weight="bold" style:font-weight-asian="bold" style:font-weight-complex="bold"/>
    </style:style>
    <style:style style:name="T145" style:parent-style-name="DefaultParagraphFont" style:family="text">
      <style:text-properties style:font-name="Times New Roman" style:font-name-complex="Times New Roman"/>
    </style:style>
    <style:style style:name="P146"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47" style:parent-style-name="Normal" style:family="paragraph">
      <style:paragraph-properties fo:text-align="justify"/>
      <style:text-properties style:font-name="Times New Roman" style:font-name-complex="Times New Roman"/>
    </style:style>
    <style:style style:name="P148" style:parent-style-name="Normal" style:family="paragraph">
      <style:paragraph-properties fo:text-align="justify"/>
      <style:text-properties style:font-name="Times New Roman" style:font-name-complex="Times New Roman" fo:font-weight="bold" style:font-weight-asian="bold" style:font-weight-complex="bold"/>
    </style:style>
    <style:style style:name="P149" style:parent-style-name="Normal" style:family="paragraph">
      <style:paragraph-properties fo:text-align="justify"/>
      <style:text-properties style:font-name="Times New Roman" style:font-name-complex="Times New Roman"/>
    </style:style>
    <style:style style:name="P150" style:parent-style-name="Normal" style:family="paragraph">
      <style:paragraph-properties fo:text-align="justify"/>
      <style:text-properties style:font-name="Times New Roman" style:font-name-complex="Times New Roman"/>
    </style:style>
    <style:style style:name="P151" style:parent-style-name="Normal" style:family="paragraph">
      <style:paragraph-properties fo:text-align="justify"/>
      <style:text-properties style:font-name="Times New Roman" style:font-name-complex="Times New Roman"/>
    </style:style>
    <style:style style:name="P152" style:parent-style-name="Normal" style:family="paragraph">
      <style:paragraph-properties fo:text-align="justify"/>
      <style:text-properties style:font-name="Times New Roman" style:font-name-complex="Times New Roman"/>
    </style:style>
    <style:style style:name="P153" style:parent-style-name="Normal" style:family="paragraph">
      <style:paragraph-properties fo:text-align="justify"/>
      <style:text-properties style:font-name="Times New Roman" style:font-name-complex="Times New Roman"/>
    </style:style>
    <style:style style:name="P154" style:parent-style-name="Normal" style:family="paragraph">
      <style:paragraph-properties fo:text-align="justify"/>
      <style:text-properties style:font-name="Times New Roman" style:font-name-complex="Times New Roman"/>
    </style:style>
    <style:style style:name="P155" style:parent-style-name="Normal" style:family="paragraph">
      <style:paragraph-properties fo:text-align="justify"/>
      <style:text-properties style:font-name="Times New Roman" style:font-name-complex="Times New Roman"/>
    </style:style>
    <style:style style:name="P156" style:parent-style-name="Normal" style:family="paragraph">
      <style:paragraph-properties fo:text-align="justify"/>
      <style:text-properties style:font-name="Times New Roman" style:font-name-complex="Times New Roman"/>
    </style:style>
  </office:automatic-styles>
  <office:body>
    <office:text text:use-soft-page-breaks="true">
      <text:p text:style-name="P1">CCT College Dublin</text:p>
      <text:p text:style-name="P2"/>
      <text:p text:style-name="P3">Assessment Cover Page</text:p>
      <text:p text:style-name="P4">To be provided separately as a word doc for students to include with every submission</text:p>
      <text:p text:style-name="P5"/>
      <text:p text:style-name="P6"/>
      <table:table table:style-name="Table7">
        <table:table-columns>
          <table:table-column table:style-name="TableColumn8"/>
          <table:table-column table:style-name="TableColumn9"/>
        </table:table-columns>
        <table:table-row table:style-name="TableRow10">
          <table:table-cell table:style-name="TableCell11">
            <text:p text:style-name="P12">Module Title:</text:p>
            <text:p text:style-name="P13"/>
          </table:table-cell>
          <table:table-cell table:style-name="TableCell14">
            <text:p text:style-name="P15">Advanced Data Analytics</text:p>
            <text:p text:style-name="Normal"><text:span text:style-name="T16">Big Data Storage and Processing</text:span></text:p>
          </table:table-cell>
        </table:table-row>
        <table:table-row table:style-name="TableRow17">
          <table:table-cell table:style-name="TableCell18">
            <text:p text:style-name="P19">Assessment Title:</text:p>
            <text:p text:style-name="P20"/>
          </table:table-cell>
          <table:table-cell table:style-name="TableCell21">
            <text:p text:style-name="P22">Individual</text:p>
            <text:p text:style-name="P23"/>
          </table:table-cell>
        </table:table-row>
        <table:table-row table:style-name="TableRow24">
          <table:table-cell table:style-name="TableCell25">
            <text:p text:style-name="P26">Lecturer Name:</text:p>
            <text:p text:style-name="P27"/>
          </table:table-cell>
          <table:table-cell table:style-name="TableCell28">
            <text:p text:style-name="P29">David McQuaid</text:p>
            <text:p text:style-name="Normal"><text:span text:style-name="T30">Muhammad Iqbal</text:span></text:p>
          </table:table-cell>
        </table:table-row>
        <table:table-row table:style-name="TableRow31">
          <table:table-cell table:style-name="TableCell32">
            <text:p text:style-name="P33">Student Full Name:</text:p>
            <text:p text:style-name="P34"/>
          </table:table-cell>
          <table:table-cell table:style-name="TableCell35">
            <text:p text:style-name="P36">Muhammad Kashif</text:p>
          </table:table-cell>
        </table:table-row>
        <table:table-row table:style-name="TableRow37">
          <table:table-cell table:style-name="TableCell38">
            <text:p text:style-name="P39">Student Number:</text:p>
            <text:p text:style-name="P40"/>
          </table:table-cell>
          <table:table-cell table:style-name="TableCell41">
            <text:p text:style-name="P42">2023037</text:p>
          </table:table-cell>
        </table:table-row>
        <table:table-row table:style-name="TableRow43">
          <table:table-cell table:style-name="TableCell44">
            <text:p text:style-name="P45">Assessment Due Date:</text:p>
            <text:p text:style-name="P46"/>
          </table:table-cell>
          <table:table-cell table:style-name="TableCell47">
            <text:p text:style-name="P48">17/11/2023</text:p>
            <text:p text:style-name="P49"/>
          </table:table-cell>
        </table:table-row>
        <table:table-row table:style-name="TableRow50">
          <table:table-cell table:style-name="TableCell51">
            <text:p text:style-name="P52">Date of Submission:</text:p>
            <text:p text:style-name="P53"/>
          </table:table-cell>
          <table:table-cell table:style-name="TableCell54">
            <text:p text:style-name="P55"/>
          </table:table-cell>
        </table:table-row>
      </table:table>
      <text:p text:style-name="P56"/>
      <text:p text:style-name="P57"/>
      <text:p text:style-name="P58"/>
      <text:p text:style-name="P59"/>
      <text:p text:style-name="P60">Declaration<text:s/></text:p>
      <text:p text:style-name="P61"><text:tab/><text:tab/><text:tab/></text:p>
      <table:table table:style-name="Table62">
        <table:table-columns>
          <table:table-column table:style-name="TableColumn63"/>
        </table:table-columns>
        <table:table-row table:style-name="TableRow64">
          <table:table-cell table:style-name="TableCell65">
            <text:p text:style-name="P66">By 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7"/>
          </table:table-cell>
        </table:table-row>
      </table:table>
      <text:p text:style-name="P68"/>
      <text:p text:style-name="P69"/>
      <text:p text:style-name="Normal"/>
      <text:soft-page-break/>
      <text:p text:style-name="P70">ABSTRACT</text:p>
      <text:p text:style-name="P71">This report delves into a comprehensive analysis of sentiment trends in a Twitter dataset, comprising 1.6 million tweets extracted through the Twitter API. The primary aim of this project is to explore the evolution of sentiments expressed in the tweets over a specific time period and to develop time-series forecasting models for sentiment prediction.</text:p>
      <text:p text:style-name="P72">The dataset, obtained directly from Twitter, contains essential attributes such as tweet text, user information, and timestamp. To perform meaningful analysis, the data was processed, cleaned, and stored in a NoSQL database, specifically MongoDB, which was chosen for its flexibility and scalability.</text:p>
      <text:p text:style-name="P73">Sentiment analysis is conducted using both rule-based and machine learning-based techniques. The choice of sentiment extraction methods, including VADER and NLTK, is justified based on their applicability to Twitter data and social media sentiment analysis.</text:p>
      <text:p text:style-name="P74">To forecast sentiment trends, three distinct time-series models are employed: AutoRegressive Integrated Moving Average (ARIMA), Exponential Smoothing, and Long Short-Term Memory (LSTM) networks. These models are carefully selected to address the challenges posed by short time series data, offering a balanced approach between simplicity and the capacity to capture intricate patterns.</text:p>
      <text:p text:style-name="P75">Initial results from sentiment analysis, along with the forecasting outcomes from the selected models, reveal intriguing insights into the ever-changing nature of sentiments within the Twitter dataset. The sentiment trends can be indicative of evolving public opinions or responses to external events, making this analysis invaluable for understanding and possibly predicting shifts in sentiment over time.</text:p>
      <text:p text:style-name="P76">This report is structured to provide a comprehensive understanding of the project's methodologies, the justification for choice of methods, and the insights drawn from the analysis. It concludes with the performance evaluation of the forecasting models and their potential implications.</text:p>
      <text:p text:style-name="P77"/>
      <text:p text:style-name="P78">INTRODUCTION</text:p>
      <text:p text:style-name="P79">Social media platforms like Twitter have become rich sources of valuable data, offering real-time insights into the sentiments and opinions of the public. The analysis of sentiment in Twitter data has garnered significant interest due to its potential to capture the ever-changing attitudes and reactions of individuals on a wide range of topics, from social and political issues to products and services. This project aims to harness the power of sentiment analysis and time-series forecasting to gain deeper insights into these dynamic trends and their implications.</text:p>
      <text:p text:style-name="P80"/>
      <text:p text:style-name="P81">Relevance of Sentiment Analysis on Twitter Data:</text:p>
      <text:p text:style-name="P82">Twitter, as a microblogging platform, allows users to express their thoughts and emotions succinctly, making it an ideal medium for sentiment analysis. Understanding the sentiment of Twitter users is critical for various reasons, including:</text:p>
      <text:p text:style-name="P83"/>
      <text:p text:style-name="P84"><text:span text:style-name="T85">1.<text:s/></text:span><text:span text:style-name="T86">Branding and Product Management:</text:span><text:span text:style-name="T87"><text:s/>Companies monitor Twitter sentiments to gauge how their products and services are perceived by customers. This information can guide marketing strategies and product improvements.</text:span></text:p>
      <text:p text:style-name="P88"/>
      <text:p text:style-name="P89"><text:span text:style-name="T90">2.<text:s/></text:span><text:span text:style-name="T91">Public Opinion and Politics:</text:span><text:span text:style-name="T92"><text:s/>Sentiment analysis on Twitter can be used to track public opinion on political issues, candidates, and policies, providing insights for election campaigns and policy decisions.</text:span></text:p>
      <text:p text:style-name="P93"/>
      <text:p text:style-name="P94"><text:span text:style-name="T95">3.<text:s/></text:span><text:span text:style-name="T96">Crisis Management:</text:span><text:span text:style-name="T97"><text:s/>During crises or disasters, social media sentiment can provide early warnings and help assess the public's response to the situation.</text:span></text:p>
      <text:p text:style-name="P98"/>
      <text:soft-page-break/>
      <text:p text:style-name="P99"><text:span text:style-name="T100">4.<text:s/></text:span><text:span text:style-name="T101">Consumer Insights:<text:s/></text:span><text:span text:style-name="T102">Sentiment analysis helps businesses gain insights into customer preferences and expectations, enabling them to tailor their offerings accordingly.</text:span></text:p>
      <text:p text:style-name="P103"/>
      <text:p text:style-name="P104">Dataset Description:</text:p>
      <text:p text:style-name="P105">The dataset used in this project comprises a vast collection of Twitter data. It consists of approximately 1.6 million tweets, each containing essential attributes:</text:p>
      <text:p text:style-name="P106">- ids: The unique identifier of each tweet.</text:p>
      <text:p text:style-name="P107">- date: The timestamp indicating when the tweet was posted.</text:p>
      <text:p text:style-name="P108">- flag: A query or label (e.g., "NO_QUERY"). If there is no query, the value is "NO_QUERY."</text:p>
      <text:p text:style-name="P109">- user: The username of the person who tweeted.</text:p>
      <text:p text:style-name="P110">- text: The content of the tweet.</text:p>
      <text:p text:style-name="P111">The dataset is exceptionally valuable due to its size and the richness of the data. The temporal aspect, represented by the date attribute, makes it an ideal candidate for time-series analysis, allowing us to track sentiment trends over time.</text:p>
      <text:p text:style-name="P112"/>
      <text:p text:style-name="P113">Project Objectives and Importance:</text:p>
      <text:p text:style-name="P114">The main objectives of this project are as follows:</text:p>
      <text:p text:style-name="P115">1. To conduct sentiment analysis on the Twitter dataset and gain insights into the evolving sentiments of users.</text:p>
      <text:p text:style-name="P116">2. To develop and compare three distinct time-series forecasting models: AutoRegressive Integrated Moving Average (ARIMA), Exponential Smoothing, and Long Short-Term Memory (LSTM) networks.</text:p>
      <text:p text:style-name="P117">3. To use these forecasting models to predict sentiment trends over the short term (1 week), medium term (1 month), and long term (3 months).</text:p>
      <text:p text:style-name="P118"/>
      <text:p text:style-name="P119">The importance of this project lies in its potential to uncover valuable patterns and insights from social media sentiment data. By forecasting sentiment trends, we can gain predictive power, allowing us to anticipate shifts in public opinion, reactions to events, or changes in consumer preferences. This knowledge can inform business decisions, public policy, marketing strategies, and more, making the analysis of Twitter sentiment a powerful tool for understanding and influencing public sentiment.</text:p>
      <text:p text:style-name="P120">Data Processing:</text:p>
      <text:p text:style-name="P121">We will delve into the data processing workflow, highlighting the use of PySpark for dataset access, data extraction and preprocessing, as well as the rationale behind choosing MongoDB for data storage. Additionally, we will briefly discuss the comparison of different NoSQL and SQL databases using YCSB (Yahoo Cloud Serving Benchmark).</text:p>
      <text:p text:style-name="P122">Using PySpark for Dataset Access:</text:p>
      <text:p text:style-name="P123">PySpark, a Python library that interfaces with Apache Spark, is a powerful tool for handling large datasets. In this project, PySpark was employed to efficiently access and process the Twitter dataset. It enables distributed data processing, making it suitable for handling large volumes of data.</text:p>
      <text:p text:style-name="P124">Data Processing Workflow:</text:p>
      <text:p text:style-name="P125">The data processing workflow encompasses the following steps:</text:p>
      <text:p text:style-name="P126"><text:span text:style-name="T127">1.<text:s/></text:span><text:span text:style-name="T128">Dataset Acquisition</text:span><text:span text:style-name="T129">: The Twitter dataset, containing 1.6 million tweets, was obtained through the Twitter API. This API allows for the extraction of tweets based on specific queries or keywords. The dataset's attributes include tweet IDs, timestamps, user information, and the tweet text.</text:span></text:p>
      <text:soft-page-break/>
      <text:p text:style-name="P130"><text:span text:style-name="T131">2.<text:s/></text:span><text:span text:style-name="T132">Data Cleaning</text:span><text:span text:style-name="T133">: Raw data often requires cleaning due to inconsistencies and anomalies. In the case of the Twitter dataset, the data cleaning process involved handling missing values, removing duplicates, and addressing any irregularities in the tweet text.</text:span></text:p>
      <text:p text:style-name="P134"><text:span text:style-name="T135">3</text:span><text:span text:style-name="T136">. Feature Engineering</text:span><text:span text:style-name="T137">: Feature engineering is crucial to create meaningful features from the raw data. In this project, the timestamp was converted into a datetime format to facilitate time-series analysis. Furthermore, the sentiment analysis required feature extraction from the tweet text.</text:span></text:p>
      <text:p text:style-name="P138"><text:span text:style-name="T139">4.<text:s/></text:span><text:span text:style-name="T140">Sentiment Analysis</text:span><text:span text:style-name="T141">: Sentiment analysis was conducted to determine the sentiment polarity and subjectivity of the tweet text. Rule-based methods (VADER) and machine learning-based approaches (NLTK) were employed for sentiment extraction.</text:span></text:p>
      <text:p text:style-name="P142"><text:span text:style-name="T143">5.<text:s/></text:span><text:span text:style-name="T144">NoSQL Database Storage</text:span><text:span text:style-name="T145">: The pre-processed data was stored in a NoSQL database, specifically MongoDB. MongoDB is a document-based NoSQL database known for its scalability and flexibility. It was chosen for its ability to handle unstructured and semi-structured data, making it suitable for the Twitter dataset.</text:span></text:p>
      <text:p text:style-name="P146">Comparison Using<text:s/>YCSB:</text:p>
      <text:p text:style-name="P147">To validate the choice of MongoDB for data storage, a comparative analysis was conducted using the Yahoo Cloud Serving Benchmark (YCSB). This benchmarking tool evaluates the performance of various databases under different workloads, helping assess their suitability for specific use cases.</text:p>
      <text:p text:style-name="P148">Rationale for Choosing MongoDB:</text:p>
      <text:p text:style-name="P149">Several factors contributed to the selection of MongoDB as the database management system for this project:</text:p>
      <text:p text:style-name="P150">- Schema Flexibility: MongoDB's schema-less architecture allows for the storage of unstructured data, making it an ideal choice for storing tweets with varying structures and lengths.</text:p>
      <text:p text:style-name="P151">- Scalability: MongoDB offers horizontal scalability, enabling the handling of large volumes of data. As the Twitter dataset contained 1.6 million tweets, the scalability of MongoDB was advantageous.</text:p>
      <text:p text:style-name="P152">- Document Storage: MongoDB stores data in JSON-like documents, making it a natural fit for storing tweets, which are essentially text-based documents.</text:p>
      <text:p text:style-name="P153">- Querying and Indexing: MongoDB provides efficient query capabilities, enabling easy retrieval of data based on criteria like timestamps or sentiment scores.</text:p>
      <text:p text:style-name="P154">- Community Support: MongoDB boasts an active and supportive community, making it easier to troubleshoot issues and access resources for implementation.</text:p>
      <text:p text:style-name="P155">Overall, MongoDB's document-oriented structure and scalability, along with its robust querying capabilities, aligned well with the requirements of this project. It offered a suitable environment for storing and retrieving the Twitter dataset, ensuring efficient access for analysis and forecasting.</text:p>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3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margin-bottom="0.1111in" fo:line-height="106%"/>
      <style:text-properties style:font-name="Calibri" style:font-name-asian="Calibri" style:font-name-complex="Calibri" style:letter-kerning="false" style:language-asian="en" style:country-asian="IE"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hammad Kashif</meta:initial-creator>
    <dc:creator>Muhammad Kashif</dc:creator>
    <meta:creation-date>2023-11-07T10:04:00Z</meta:creation-date>
    <dc:date>2023-11-07T10:42:00Z</dc:date>
    <meta:template xlink:href="Normal" xlink:type="simple"/>
    <meta:editing-cycles>37</meta:editing-cycles>
    <meta:editing-duration>PT2280S</meta:editing-duration>
    <meta:document-statistic meta:page-count="4" meta:paragraph-count="20" meta:word-count="1508" meta:character-count="10087" meta:row-count="71" meta:non-whitespace-character-count="8599"/>
  </office:meta>
</office:document-meta>
</file>